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 style:family="paragraph" style:parent-style-name="Date">
      <style:paragraph-properties fo:text-align="center" style:justify-single-word="false"/>
    </style:style>
    <style:style style:name="P5" style:family="paragraph" style:parent-style-name="Heading_20_2">
      <style:paragraph-properties fo:margin-left="0in" fo:margin-right="0in" fo:text-indent="0in" style:auto-text-indent="false"/>
    </style:style>
    <style:style style:name="P6" style:family="paragraph" style:parent-style-name="Heading_20_2" style:list-style-name="L1"/>
    <style:style style:name="P7" style:family="paragraph" style:parent-style-name="Heading_20_2" style:list-style-name="L1"/>
    <style:style style:name="P8" style:family="paragraph" style:parent-style-name="Heading_20_2" style:list-style-name="L1"/>
    <style:style style:name="P9" style:family="paragraph" style:parent-style-name="Heading_20_2" style:list-style-name="L1"/>
    <style:style style:name="P10" style:family="paragraph" style:parent-style-name="Heading_20_2" style:list-style-name="L1"/>
    <style:style style:name="P11" style:family="paragraph" style:parent-style-name="Heading_20_2" style:list-style-name="L1"/>
    <style:style style:name="P12" style:family="paragraph" style:parent-style-name="Heading_20_2" style:list-style-name="L1"/>
    <style:style style:name="P13" style:family="paragraph" style:parent-style-name="Heading_20_2" style:list-style-name="L1"/>
    <style:style style:name="P14" style:family="paragraph" style:parent-style-name="Heading_20_2" style:list-style-name="L1">
      <style:paragraph-properties fo:margin-left="0in" fo:margin-right="0in" fo:text-indent="0in" style:auto-text-indent="false"/>
    </style:style>
    <style:style style:name="P15" style:family="paragraph" style:parent-style-name="Heading_20_2" style:list-style-name="L1">
      <style:paragraph-properties fo:margin-left="0in" fo:margin-right="0in" fo:text-indent="0in" style:auto-text-indent="false"/>
    </style:style>
    <style:style style:name="P16" style:family="paragraph" style:parent-style-name="Heading_20_3" style:list-style-name="L1"/>
    <style:style style:name="P17" style:family="paragraph" style:parent-style-name="Heading_20_3" style:list-style-name="L1"/>
    <style:style style:name="P18" style:family="paragraph" style:parent-style-name="Heading_20_3" style:list-style-name="L1"/>
    <style:style style:name="P1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0" style:family="paragraph" style:parent-style-name="Text_20_body_20_indent" style:list-style-name="L2"/>
    <style:style style:name="P21" style:family="paragraph" style:parent-style-name="Text_20_body_20_indent" style:list-style-name="L2"/>
    <style:style style:name="P22" style:family="paragraph" style:parent-style-name="Text_20_body_20_indent" style:list-style-name="L2"/>
    <style:style style:name="P23" style:family="paragraph" style:parent-style-name="Text_20_body_20_indent" style:list-style-name="L3"/>
    <style:style style:name="P24" style:family="paragraph" style:parent-style-name="Text_20_body_20_indent" style:list-style-name="L3"/>
    <style:style style:name="P25" style:family="paragraph" style:parent-style-name="Text_20_body_20_indent" style:list-style-name="L3"/>
    <style:style style:name="P26" style:family="paragraph" style:parent-style-name="Text_20_body_20_indent" style:list-style-name="L3"/>
    <style:style style:name="P27" style:family="paragraph" style:parent-style-name="Text_20_body_20_indent" style:list-style-name="L3"/>
    <style:style style:name="P28" style:family="paragraph" style:parent-style-name="Text_20_body_20_indent" style:list-style-name="L3"/>
    <style:style style:name="P29" style:family="paragraph" style:parent-style-name="Text_20_body_20_indent" style:list-style-name="L3"/>
    <style:style style:name="P30" style:family="paragraph" style:parent-style-name="Text_20_body_20_indent" style:list-style-name="L3"/>
    <style:style style:name="P31" style:family="paragraph" style:parent-style-name="Text_20_body_20_indent" style:list-style-name="L3"/>
    <style:style style:name="P32" style:family="paragraph" style:parent-style-name="Text_20_body_20_indent" style:list-style-name="L3"/>
    <style:style style:name="P33" style:family="paragraph" style:parent-style-name="Text_20_body_20_indent" style:list-style-name="L3"/>
    <style:style style:name="P34" style:family="paragraph" style:parent-style-name="Text_20_body_20_indent" style:list-style-name="L3"/>
    <style:style style:name="P35" style:family="paragraph" style:parent-style-name="Text_20_body_20_indent" style:list-style-name="L3"/>
    <style:style style:name="P36" style:family="paragraph" style:parent-style-name="Text_20_body_20_indent" style:list-style-name="L3"/>
    <style:style style:name="P37" style:family="paragraph" style:parent-style-name="Text_20_body_20_indent" style:list-style-name="L4"/>
    <style:style style:name="P38" style:family="paragraph" style:parent-style-name="Text_20_body_20_indent" style:list-style-name="L4"/>
    <style:style style:name="P39" style:family="paragraph" style:parent-style-name="Text_20_body_20_indent" style:list-style-name="L4"/>
    <style:style style:name="P40" style:family="paragraph" style:parent-style-name="Text_20_body_20_indent" style:list-style-name="L4">
      <style:text-properties fo:color="#000000" style:text-underline-style="none"/>
    </style:style>
    <style:style style:name="P41" style:family="paragraph" style:parent-style-name="Text_20_body_20_indent" style:list-style-name="L6"/>
    <style:style style:name="P42" style:family="paragraph" style:parent-style-name="Standard">
      <style:paragraph-properties fo:margin-left="0in" fo:margin-right="0in" fo:text-indent="0in" style:auto-text-indent="false"/>
    </style:style>
    <style:style style:name="P43" style:family="paragraph" style:parent-style-name="Contents_20_1">
      <style:paragraph-properties>
        <style:tab-stops>
          <style:tab-stop style:position="6.9in" style:type="right" style:leader-style="dotted" style:leader-text="."/>
        </style:tab-stops>
      </style:paragraph-properties>
    </style:style>
    <style:style style:name="P44" style:family="paragraph" style:parent-style-name="Contents_20_2">
      <style:paragraph-properties>
        <style:tab-stops>
          <style:tab-stop style:position="6.7335in" style:type="right" style:leader-style="dotted" style:leader-text="."/>
        </style:tab-stops>
      </style:paragraph-properties>
    </style:style>
    <style:style style:name="P45" style:family="paragraph" style:parent-style-name="Contents_20_3">
      <style:paragraph-properties>
        <style:tab-stops>
          <style:tab-stop style:position="6.5665in" style:type="right" style:leader-style="dotted" style:leader-text="."/>
        </style:tab-stops>
      </style:paragraph-properties>
    </style:style>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paragraph-properties fo:margin-left="0in" fo:margin-right="0in" fo:text-indent="0in" style:auto-text-indent="false"/>
    </style:style>
    <style:style style:name="P57" style:family="paragraph" style:parent-style-name="Text_20_body" style:list-style-name="L8">
      <style:paragraph-properties fo:margin-left="0in" fo:margin-right="0in" fo:text-indent="0in" style:auto-text-indent="false"/>
    </style:style>
    <style:style style:name="P58" style:family="paragraph" style:parent-style-name="Text_20_body" style:list-style-name="L8">
      <style:paragraph-properties fo:margin-left="0in" fo:margin-right="0in" fo:text-indent="0in" style:auto-text-indent="false"/>
    </style:style>
    <style:style style:name="P59" style:family="paragraph" style:parent-style-name="Text_20_body" style:list-style-name="L8">
      <style:paragraph-properties fo:margin-left="0in" fo:margin-right="0in" fo:text-indent="0in" style:auto-text-indent="false"/>
    </style:style>
    <style:style style:name="P60" style:family="paragraph" style:parent-style-name="Text_20_body" style:list-style-name="L8">
      <style:paragraph-properties fo:margin-left="0in" fo:margin-right="0in" fo:text-indent="0in" style:auto-text-indent="false"/>
    </style:style>
    <style:style style:name="P61" style:family="paragraph" style:parent-style-name="Text_20_body" style:list-style-name="L8">
      <style:paragraph-properties fo:margin-left="0in" fo:margin-right="0in" fo:text-indent="0in" style:auto-text-indent="false"/>
    </style:style>
    <style:style style:name="P62" style:family="paragraph" style:parent-style-name="Text_20_body" style:list-style-name="L8">
      <style:paragraph-properties fo:margin-left="0in" fo:margin-right="0in" fo:text-indent="0in" style:auto-text-indent="false"/>
    </style:style>
    <style:style style:name="P63" style:family="paragraph" style:parent-style-name="Text_20_body" style:list-style-name="L8">
      <style:paragraph-properties fo:margin-left="0in" fo:margin-right="0in" fo:text-indent="0in" style:auto-text-indent="false"/>
    </style:style>
    <style:style style:name="P64" style:family="paragraph" style:parent-style-name="Text_20_body" style:list-style-name="L8">
      <style:paragraph-properties fo:margin-left="0in" fo:margin-right="0in" fo:text-indent="0in" style:auto-text-indent="false"/>
    </style:style>
    <style:style style:name="P65" style:family="paragraph" style:parent-style-name="Text_20_body" style:list-style-name="L8">
      <style:paragraph-properties fo:margin-left="0in" fo:margin-right="0in" fo:text-indent="0in" style:auto-text-indent="false"/>
    </style:style>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P70" style:family="paragraph" style:parent-style-name="Heading_20_1" style:list-style-name="L1"/>
    <style:style style:name="P71" style:family="paragraph" style:parent-style-name="Heading_20_1" style:list-style-name="L1"/>
    <style:style style:name="P72" style:family="paragraph" style:parent-style-name="Heading_20_1" style:list-style-name="L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T1" style:family="text">
      <style:text-properties fo:font-weight="bold"/>
    </style:style>
    <style:style style:name="T2" style:family="text">
      <style:text-properties fo:color="#000000" style:text-underline-style="none"/>
    </style:style>
    <style:style style:name="T3" style:family="text">
      <style:text-properties style:text-position="33% 80%"/>
    </style:style>
    <style:style style:name="T4" style:family="text">
      <style:text-properties fo:color="#cc0099"/>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prefix=" " style:num-suffix="." text:bullet-char="•">
        <style:list-level-properties text:space-before="0.25in" text:min-label-width="0.25in"/>
        <style:text-properties style:font-name="StarSymbol1"/>
      </text:list-level-style-bullet>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xCAT 2 Developer's Guide</text:p>
      <text:p text:style-name="P3">02/20/2009</text:p>
      <text:p text:style-name="P4"/>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a xlink:type="simple" xlink:href="#1.Introduction|outline" text:style-name="Internet_20_link" text:visited-style-name="Internet_20_link">1.0 Introduction</text:a><text:tab/>1</text:p>
          <text:p text:style-name="P43"><text:a xlink:type="simple" xlink:href="#2.xCAT Architecture|outline" text:style-name="Internet_20_link" text:visited-style-name="Internet_20_link">2.0 xCAT Architecture</text:a><text:tab/>2</text:p>
          <text:p text:style-name="P43"><text:a xlink:type="simple" xlink:href="#3.Developing  xCAT Code|outline" text:style-name="Internet_20_link" text:visited-style-name="Internet_20_link">3.0 Developing <text:s/>xCAT Code</text:a><text:tab/>2</text:p>
          <text:p text:style-name="P44"><text:a xlink:type="simple" xlink:href="#3.1.Client/Server Model|outline" text:style-name="Internet_20_link" text:visited-style-name="Internet_20_link">3.1 Client/Server Model</text:a><text:tab/>2</text:p>
          <text:p text:style-name="P45"><text:a xlink:type="simple" xlink:href="#3.1.1.Client code|outline" text:style-name="Internet_20_link" text:visited-style-name="Internet_20_link">3.1.1 Client code</text:a><text:tab/>2</text:p>
          <text:p text:style-name="P45"><text:a xlink:type="simple" xlink:href="#3.1.2.Server code (plugins)|outline" text:style-name="Internet_20_link" text:visited-style-name="Internet_20_link">3.1.2 Server code (plugins)</text:a><text:tab/>2</text:p>
          <text:p text:style-name="P45"><text:a xlink:type="simple" xlink:href="#3.1.3.Debugging Commands (XCATBYPASS mode)|outline" text:style-name="Internet_20_link" text:visited-style-name="Internet_20_link">3.1.3 Debugging Commands (XCATBYPASS mode)</text:a><text:tab/>3</text:p>
          <text:p text:style-name="P44"><text:a xlink:type="simple" xlink:href="#3.2. Hierarchy|outline" text:style-name="Internet_20_link" text:visited-style-name="Internet_20_link">3.2 <text:s/>Hierarchy</text:a><text:tab/>3</text:p>
          <text:p text:style-name="P44"><text:a xlink:type="simple" xlink:href="#3.3.Calling Plugins from other Plugins|outline" text:style-name="Internet_20_link" text:visited-style-name="Internet_20_link">3.3 Calling Plugins from other Plugins</text:a><text:tab/>3</text:p>
          <text:p text:style-name="P44"><text:a xlink:type="simple" xlink:href="#3.4.Remote Commands (ssh, rsh)|outline" text:style-name="Internet_20_link" text:visited-style-name="Internet_20_link">3.4 Remote Commands (ssh, rsh)</text:a><text:tab/>3</text:p>
          <text:p text:style-name="P43"><text:a xlink:type="simple" xlink:href="#4.Common Perl Libraries for xCAT code |outline" text:style-name="Internet_20_link" text:visited-style-name="Internet_20_link">4.0 Common Perl Libraries for xCAT code </text:a><text:tab/>4</text:p>
          <text:p text:style-name="P44"><text:a xlink:type="simple" xlink:href="#4.1.General Utilities|outline" text:style-name="Internet_20_link" text:visited-style-name="Internet_20_link">4.1 General Utilities</text:a><text:tab/>4</text:p>
          <text:p text:style-name="P43"><text:a xlink:type="simple" xlink:href="#5.Adding  Postscripts |outline" text:style-name="Internet_20_link" text:visited-style-name="Internet_20_link">5.0 Adding <text:s/>Postscripts </text:a><text:tab/>5</text:p>
          <text:p text:style-name="P43"><text:a xlink:type="simple" xlink:href="#6.Documentation|outline" text:style-name="Internet_20_link" text:visited-style-name="Internet_20_link">6.0 Documentation</text:a><text:tab/>5</text:p>
          <text:p text:style-name="P43"><text:a xlink:type="simple" xlink:href="#7.Creating Manpages|outline" text:style-name="Internet_20_link" text:visited-style-name="Internet_20_link">7.0 Creating Manpages</text:a><text:tab/>5</text:p>
          <text:p text:style-name="P43"><text:a xlink:type="simple" xlink:href="#8.Packaging new Code|outline" text:style-name="Internet_20_link" text:visited-style-name="Internet_20_link">8.0 Packaging new Code</text:a><text:tab/>5</text:p>
          <text:p text:style-name="P43"><text:a xlink:type="simple" xlink:href="#9.Changes to xCAT *.spec files|outline" text:style-name="Internet_20_link" text:visited-style-name="Internet_20_link">9.0 Changes to xCAT *.spec files</text:a><text:tab/>6</text:p>
          <text:p text:style-name="P43"><text:a xlink:type="simple" xlink:href="#10.Setting up your SVN development Environment |outline" text:style-name="Internet_20_link" text:visited-style-name="Internet_20_link">10.0 Setting up your SVN development Environment </text:a><text:tab/>6</text:p>
          <text:p text:style-name="P44"><text:a xlink:type="simple" xlink:href="#10.1.Setting up SVN for windows|outline" text:style-name="Internet_20_link" text:visited-style-name="Internet_20_link">10.1 Setting up SVN for windows</text:a><text:tab/>6</text:p>
          <text:p text:style-name="P44"><text:a xlink:type="simple" xlink:href="#10.2.Setting up SVN for RedHat|outline" text:style-name="Internet_20_link" text:visited-style-name="Internet_20_link">10.2 Setting up SVN for RedHat</text:a><text:tab/>7</text:p>
          <text:p text:style-name="P44"><text:a xlink:type="simple" xlink:href="#10.3.Building xCAT rpms|outline" text:style-name="Internet_20_link" text:visited-style-name="Internet_20_link">10.3 Building xCAT rpms</text:a><text:tab/>7</text:p>
        </text:index-body>
      </text:table-of-content>
      <text:p text:style-name="P2"/>
      <text:list text:style-name="L1">
        <text:list-item>
          <text:h text:style-name="P66" text:outline-level="1">Introduction</text:h>
        </text:list-item>
      </text:list>
      <text:p text:style-name="Standard"/>
      <text:p text:style-name="Text_20_body">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To contribute code: To <text:span text:style-name="T1">contribute code</text:span>, please <text:a xlink:type="simple" xlink:href="http://sourceforge.net/account/registration/">create a SourceFourge account</text:a>, and send your id to <text:a xlink:type="simple" xlink:href="mailto:xcat-user@lists.xcat.org">xcat-user@lists.xcat.org</text:a>. </text:p>
      <text:p text:style-name="Text_20_body">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You may also check the xCAT list of <text:a xlink:type="simple" xlink:href="https://sourceforge.net/tracker/?group_id=208749&amp;atid=1006948">requested features</text:a> and submit your request there. </text:p>
      <text:p text:style-name="Text_20_body"/>
      <text:list text:style-name="L1" text:continue-numbering="true">
        <text:list-item>
          <text:h text:style-name="P66" text:outline-level="1"><text:soft-page-break/>xCAT Architecture</text:h>
        </text:list-item>
      </text:list>
      <text:p text:style-name="Standard">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Standard">You need to review and understand the <text:a xlink:type="simple" xlink:href="http://xcat.wiki.sourceforge.net/xCAT+2+Architecture">xCAT Architecture </text:a>before developing your commands. </text:p>
      <text:list text:style-name="L1" text:continue-numbering="true">
        <text:list-item>
          <text:h text:style-name="P66" text:outline-level="1">Developing <text:s/>xCAT Code</text:h>
        </text:list-item>
      </text:list>
      <text:p text:style-name="Standard"/>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text:style-name="L1" text:continue-numbering="true">
        <text:list-item>
          <text:list text:continue-numbering="true">
            <text:list-item>
              <text:h text:style-name="P6" text:outline-level="2">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xCATWorld </text:span>client code and the <text:span text:style-name="T1">xCATWorld.pm</text:span> plugin in the release. <text:s/></text:p>
      <text:h text:style-name="Heading_20_2" text:outline-level="2" text:is-list-header="true" text:restart-numbering="true" text:start-value="1"/>
      <text:list text:style-name="L1" text:continue-numbering="true">
        <text:list-item>
          <text:list text:continue-numbering="true">
            <text:list-item>
              <text:list text:continue-numbering="true">
                <text:list-item>
                  <text:h text:style-name="P16" text:outline-level="3">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text:style-name="L1" text:continue-numbering="true">
        <text:list-item>
          <text:list text:continue-numbering="true">
            <text:list-item>
              <text:list text:continue-numbering="true">
                <text:list-item>
                  <text:h text:style-name="P16"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Each Plugin is <text:s/>divided into three major sections:</text:p>
      <text:list text:style-name="L2">
        <text:list-item>
          <text:p text:style-name="P20"><text:soft-page-break/>handle_commands() - returns list of command(s) handled by this plugin. <text:s/>If commands are related we tend to put them in one plugin. </text:p>
        </text:list-item>
        <text:list-item>
          <text:p text:style-name="P20">preprocess_request() - Needed if your command supports hierarchy, that is the plugin will be run on <text:s/>a service node to process the compute node. <text:s/></text:p>
        </text:list-item>
        <text:list-item>
          <text:p text:style-name="P20">process_request () - This is where the function of you command is placed. </text:p>
        </text:list-item>
      </text:list>
      <text:h text:style-name="Heading_20_2" text:outline-level="2" text:is-list-header="true" text:restart-numbering="true" text:start-value="1"/>
      <text:list text:style-name="L1" text:continue-numbering="true">
        <text:list-item>
          <text:list text:continue-numbering="true">
            <text:list-item>
              <text:list text:continue-numbering="true">
                <text:list-item>
                  <text:h text:style-name="P16" text:outline-level="3">Debugging Commands (XCATBYPASS mode)</text:h>
                </text:list-item>
              </text:list>
            </text:list-item>
          </text:list>
        </text:list-item>
      </text:list>
      <text:p text:style-name="Standard"><text:s text:c="6"/>Debugging you new client/server command through the xcatd can be difficult, so we have put in </text:p>
      <text:p text:style-name="Standard"><text:s text:c="6"/>place a debug mode that bypasses the daemon. <text:s/>This allows you to run the perl debugger from the </text:p>
      <text:p text:style-name="Standard"><text:s text:c="6"/>client invocation through the plugin. </text:p>
      <text:p text:style-name="Text_20_body_20_indent">If the <text:span text:style-name="T1">XCATBYPASS</text:span> environment variable is set,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list text:style-name="L1" text:continue-numbering="true">
        <text:list-item>
          <text:list text:continue-numbering="true">
            <text:list-item>
              <text:h text:style-name="P6" text:outline-level="2"><text:s/>Hierarchy</text:h>
            </text:list-item>
          </text:list>
        </text:list-item>
      </text:list>
      <text:p text:style-name="Text_20_body_20_indent">Commands that are going to be run on the compute nodes need to support hierarchy, because xCAT <text:s/>can be configured for hierarchy. <text:s text:c="2"/>This means the preprocess_request function in the plugin for the command must be provided. <text:s text:c="2"/>A simple example, is in the <text:span text:style-name="T1">xCATWorld.pm</text:span> plugin.</text:p>
      <text:h text:style-name="P5" text:outline-level="2" text:is-list-header="true" text:restart-numbering="true" text:start-value="1"/>
      <text:list text:style-name="L1" text:continue-numbering="true">
        <text:list-item>
          <text:list text:continue-numbering="true">
            <text:list-item>
              <text:h text:style-name="P6" text:outline-level="2">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fully just call the other command client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provided by xCAT. </text:p>
      <text:p text:style-name="Standard"/>
      <text:list text:style-name="L1" text:continue-numbering="true">
        <text:list-item>
          <text:list text:continue-numbering="true">
            <text:list-item>
              <text:h text:style-name="P6" text:outline-level="2">Remote Commands (ssh, rsh)</text:h>
            </text:list-item>
          </text:list>
        </text:list-item>
      </text:list>
      <text:p text:style-name="Text_20_body_20_indent">We desire that all the xCAT commands to be using the same remote shell method to the nodes. <text:s text:c="2"/>The default <text:s/>is ssh on Linux and on AIX, it is determined by the site table attribute “useSSHonAIX". <text:s text:c="2"/>If this attribute is set to “no” <text:s/>then rsh will be used on AIX. <text:s/>IF set to “yes”, ssh is used on AIX. <text:s text:c="3"/>We need the attribute on AIX, because OpenSSH does not come with the AIX operating system and must be installed. <text:s text:c="3"/></text:p>
      <text:p text:style-name="Text_20_body_20_indent">If you are developing commands that will use remote shell, <text:s/>you may want to discuss this with the xCAT architects. <text:s/>One way to always use the appropriate remote shell is to not call ssh or rsh ( scp/<text:soft-page-break/>rcp) directly but to use xdsh and xdcp, <text:s/>which will check the remote shell setup for xCAT and use the appropriate remote shell. <text:s/></text:p>
      <text:p text:style-name="Code"/>
      <text:list text:style-name="L1" text:continue-numbering="true">
        <text:list-item>
          <text:list text:continue-numbering="true">
            <text:list-item>
              <text:list text:continue-numbering="true">
                <text:list-header>
                  <text:h text:style-name="P6" text:outline-level="2" text:is-list-header="true"/>
                </text:list-header>
              </text:list>
            </text:list-item>
          </text:list>
        </text:list-item>
        <text:list-item>
          <text:h text:style-name="P66" text:outline-level="1">Common Perl Libraries for xCAT code </text:h>
          <text:list>
            <text:list-item>
              <text:h text:style-name="P6" text:outline-level="2"><text:reference-mark-start text:name="General Utility Perl libs"/><text:reference-mark-start text:name="1.1General Utility Perl libs"/>General Utilities<text:reference-mark-end text:name="1.1General Utility Perl libs"/><text:reference-mark-end text:name="General Utility Perl libs"/></text:h>
            </text:list-item>
          </text:list>
        </text:list-item>
      </text:list>
      <text:p text:style-name="Standard"/>
      <text:p text:style-name="Text_20_body_20_indent">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text:style-name="L3">
        <text:list-item>
          <text:p text:style-name="P23">Utils.pm – Contains a large number of Utilities. <text:s text:c="2"/>Some of the more commonly used are the following. <text:s/></text:p>
          <text:list>
            <text:list-item>
              <text:p text:style-name="P23">isLinux</text:p>
            </text:list-item>
            <text:list-item>
              <text:p text:style-name="P23">isAIX</text:p>
            </text:list-item>
            <text:list-item>
              <text:p text:style-name="P23">isMN</text:p>
            </text:list-item>
            <text:list-item>
              <text:p text:style-name="P23">isServiceNode</text:p>
            </text:list-item>
            <text:list-item>
              <text:p text:style-name="P23">Version</text:p>
            </text:list-item>
            <text:list-item>
              <text:p text:style-name="P23">runcmd</text:p>
            </text:list-item>
            <text:list-item>
              <text:p text:style-name="P23">runxcmd</text:p>
            </text:list-item>
          </text:list>
        </text:list-item>
        <text:list-item>
          <text:p text:style-name="P23">DbobjUtils.pm – A set of Utilities that handle xCAT data objects at a more abstract level. They are used by commands like lsdef which will access many database tables to return all the information for a node.</text:p>
        </text:list-item>
        <text:list-item>
          <text:p text:style-name="P23">NodeRange.pm – Routines to figure out the list of node based on an input group or noderange. </text:p>
        </text:list-item>
        <text:list-item>
          <text:p text:style-name="P23">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23">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request. <text:s text:c="2"/>Changes to the existing routines must be done by the xCAT core development team to ensure existing code is not broken. </text:p>
        </text:list-item>
        <text:list-item>
          <text:p text:style-name="P23"><text:soft-page-break/>Client.pm – this routine is the primary interface from your command to the xcatd daemon. No changes should be make without careful review with the xCAT architects. </text:p>
        </text:list-item>
        <text:list-item>
          <text:p text:style-name="P23">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text:style-name="L1" text:continue-numbering="true">
        <text:list-item>
          <text:list text:continue-numbering="true">
            <text:list-header>
              <text:h text:style-name="P6" text:outline-level="2" text:is-list-header="true"/>
            </text:list-header>
          </text:list>
        </text:list-item>
        <text:list-item>
          <text:h text:style-name="P66" text:outline-level="1">Adding <text:s/>Postscripts </text:h>
        </text:list-item>
      </text:list>
      <text:p text:style-name="Text_20_body_20_indent">Scripts that run on the installed nodes after installation, <text:s/>for further node setup, can be added to xCAT. <text:s text:c="2"/>When they are added to the <text:s/>/svn/xcat/xcat-core/trunk/xCAT/postscripts directory in SVN, they are automatically copied to /install/postscripts during the xCAT Management Node install. This makes them available to be added to the xCAT postscripts table to be run post node installation. <text:s/>Normally we do not write these script in Perl but in <text:s/>shell, <text:s/>so as to not require Perl to be installed on the compute nodes. <text:s/></text:p>
      <text:p text:style-name="Standard"/>
      <text:list text:style-name="L1" text:continue-numbering="true">
        <text:list-item>
          <text:h text:style-name="P66" text:outline-level="1">Documentation</text:h>
        </text:list-item>
      </text:list>
      <text:p text:style-name="Standard"/>
      <text:p text:style-name="Text_20_body_20_indent">All new command must be documented:</text:p>
      <text:list text:style-name="L4">
        <text:list-item>
          <text:p text:style-name="P37">There must be a man page. <text:s text:c="2"/>See Creating ManPages.</text:p>
        </text:list-item>
        <text:list-item>
          <text:p text:style-name="P37">There must be a link added in xCAT2top doc. <text:s/>This will be done by the xCAT development team, but they must be made aware of new function. <text:s/>Posting to the xcat forum is a good method. </text:p>
        </text:list-item>
        <text:list-item>
          <text:p text:style-name="P37">The code must be documented. <text:s/>See <text:a xlink:type="simple" xlink:href="http://xcat.wiki.sourceforge.net/xCAT+2+Contribution+Guildelines">contribution guidelines </text:a><text:a xlink:type="simple" xlink:href="http://xcat.wiki.sourceforge.net/xCAT+2+Contribution+Guildelines"><text:span text:style-name="T2"><text:s/>for coding standards.</text:span></text:a></text:p>
          <text:p text:style-name="P40"/>
        </text:list-item>
      </text:list>
      <text:list text:style-name="L1" text:continue-numbering="true">
        <text:list-item>
          <text:h text:style-name="P66" text:outline-level="1">Creating Manpages</text:h>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Most of commands manpages <text:s/>go in the man1 directory, <text:s/>but if you have any questions, contact the xCAT architects. </text:p>
      <text:p text:style-name="Text_20_body"/>
      <text:list text:style-name="L1" text:continue-numbering="true">
        <text:list-item>
          <text:h text:style-name="P66" text:outline-level="1">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text:soft-page-break/>putting the code in the appropriate directory in SVN will automatically have it packaged with xCAt when it is built. </text:p>
      <text:p text:style-name="Text_20_body_20_indent"/>
      <text:list text:style-name="L1" text:continue-numbering="true">
        <text:list-item>
          <text:h text:style-name="P66" text:outline-level="1">Changes to xCAT *.spec files</text:h>
        </text:list-item>
      </text:list>
      <text:p text:style-name="Standard"/>
      <text:p text:style-name="Text_20_body_20_indent">All changes to the xCAT *.spec files should be done by the core xCAT team. <text:s/>Submit <text:s/>any change requests through a feature or directly to the team on the xCAT mailing list. </text:p>
      <text:p text:style-name="Text_20_body_20_indent"/>
      <text:list text:style-name="L1" text:continue-numbering="true">
        <text:list-item>
          <text:h text:style-name="P66" text:outline-level="1">Setting up your SVN development Environment </text:h>
        </text:list-item>
      </text:list>
      <text:p text:style-name="Standard"/>
      <text:p text:style-name="Text_20_body_20_indent">SVN is a open source sw that you can download from <text:a xlink:type="simple" xlink:href="http://subversion.tigris.org/project_packages.html#binary-packages">http://subversion.tigris.org/project_packages.html#binary-packages</text:a><text:span text:style-name="T3"><draw:a xlink:type="simple" xlink:href="http://subversion.tigris.org/project_packages.html#binary-packages"><draw:frame draw:style-name="fr1" draw:name="graphics1" text:anchor-type="as-char" svg:width="0.0728in" svg:height="0.0728in" draw:z-index="0"><draw:image xlink:href="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3"><draw:a xlink:type="simple" xlink:href="http://svnbook.red-bean.com/nightly/en/svn-book.html"><draw:frame draw:style-name="fr1" draw:name="graphics2" text:anchor-type="as-char" svg:width="0.0728in" svg:height="0.0728in" draw:z-index="1"><draw:image xlink:href="https://w3.tap.ibm.com/w3ki/images/icons/linkext7.gif" xlink:type="simple" xlink:show="embed" xlink:actuate="onLoad"/></draw:frame></draw:a></text:span> </text:p>
      <text:p text:style-name="Text_20_body_20_indent"/>
      <text:p text:style-name="Text_20_body_20_indent">The concept of SVN is <text:s/>you extract all the files under a directory to your workspace by <text:span text:style-name="Emphasis"><text:span text:style-name="T4">svn chec</text:span></text:span><text:span text:style-name="T4">kout</text:span> command. After modifying files, you then use <text:span text:style-name="Emphasis"><text:span text:style-name="T4">svn commit</text:span></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3"><draw:a xlink:type="simple" xlink:href="http://xcat.svn.sourceforge.net/svnroot/xcat"><draw:frame draw:style-name="fr1" draw:name="graphics3" text:anchor-type="as-char" svg:width="0.0728in" svg:height="0.0728in" draw:z-index="2"><draw:image xlink:href="https://w3.tap.ibm.com/w3ki/images/icons/linkext7.gif" xlink:type="simple" xlink:show="embed" xlink:actuate="onLoad"/></draw:frame></draw:a></text:span>.</text:p>
      <text:list text:style-name="L5">
        <text:list-item>
          <text:p text:style-name="P46">xcat-contrib - <text:s/>contributed code </text:p>
        </text:list-item>
        <text:list-item>
          <text:p text:style-name="P46">xcat-core – source code for all releases</text:p>
          <text:list>
            <text:list-item>
              <text:p text:style-name="P46">branches</text:p>
              <text:list>
                <text:list-item>
                  <text:p text:style-name="P46">2.0 <text:s/>- 2.0 release source tree</text:p>
                </text:list-item>
                <text:list-item>
                  <text:p text:style-name="P46">2.1 – 2.1 release source tree</text:p>
                </text:list-item>
              </text:list>
            </text:list-item>
            <text:list-item>
              <text:p text:style-name="P46">trunk - <text:s/>2.x ( next) release source tree</text:p>
            </text:list-item>
          </text:list>
        </text:list-item>
        <text:list-item>
          <text:p text:style-name="P46">xcat-deps – xcat dependency code</text:p>
          <text:p text:style-name="P46"/>
        </text:list-item>
      </text:list>
      <text:p text:style-name="Text_20_body_20_indent">Usually all new development is checked into the trunk. <text:s/>Only fixes go into the branches. </text:p>
      <text:p text:style-name="P42"/>
      <text:list text:style-name="L1" text:continue-numbering="true">
        <text:list-item>
          <text:list text:continue-numbering="true">
            <text:list-item>
              <text:h text:style-name="P6" text:outline-level="2">Setting up SVN for windows</text:h>
            </text:list-item>
          </text:list>
        </text:list-item>
      </text:list>
      <text:list text:style-name="L7">
        <text:list-header>
          <text:p text:style-name="P55"><text:line-break/>1. Download svn-1.5.1-setup.exe from <text:a xlink:type="simple" xlink:href="http://subversion.tigris.org/servlets/ProjectDocumentList?folderID=91">http://subversion.tigris.org/servlets/ProjectDocumentList?folderID=91</text:a><text:line-break/>2. Install it on PC by running<text:line-break/><text:soft-page-break/> <text:span text:style-name="Emphasis"><text:span text:style-name="T4">svn-1.5.1-setup.exe</text:span></text:span>.<text:line-break/>3. Create directories for my sandbox (workspace in SVN's term) C:\Ling\xCAT\sb\xcat-core\trunk\bin<text:line-break/>4. Extract files. From command line window:<text:line-break/> <text:span text:style-name="Emphasis"><text:span text:style-name="T4">cd C:\Ling\xCAT\sb\xcat-core\trunk\bin</text:span></text:span><text:line-break/><text:span text:style-name="T4"> svn checkout</text:span> <text:a xlink:type="simple" xlink:href="http://xcat.svn.sourceforge.net/svnroot/xcat/xcat-core/trunk/">http://xcat.svn.sourceforge.net/svnroot/xcat/xcat-core/trunk</text:a><text:line-break/>5.Add a new file by first creating a file called test, then run<text:line-break/> <text:span text:style-name="Emphasis"><text:span text:style-name="T4">svn add test</text:span></text:span>.<text:line-break/>6. Check in the changes</text:p>
        </text:list-header>
      </text:list>
      <text:list text:style-name="L6">
        <text:list-header>
          <text:p text:style-name="P54"><text:s/><text:span text:style-name="Emphasis"><text:span text:style-name="T4">svn --username linggao -m "my comments " ci </text:span></text:span><text:s/>(It asks my password).<text:line-break/>7. undo what I have done<text:line-break/> <text:span text:style-name="Emphasis"><text:span text:style-name="T4">svn del ling_test</text:span></text:span><text:line-break/> <text:span text:style-name="Emphasis"><text:span text:style-name="T4">svn --username linggao -m "my first experience on SVN" ci</text:span></text:span></text:p>
          <text:p text:style-name="P41"/>
        </text:list-header>
      </text:list>
      <text:list text:style-name="L1" text:continue-numbering="true">
        <text:list-item>
          <text:list text:continue-numbering="true">
            <text:list-item>
              <text:h text:style-name="P14" text:outline-level="2">Setting up SVN for RedHat</text:h>
            </text:list-item>
          </text:list>
        </text:list-item>
      </text:list>
      <text:list text:style-name="L8">
        <text:list-item>
          <text:p text:style-name="P57"><text:s/>Download and install the following from <text:a xlink:type="simple" xlink:href="http://the.earth.li/pub/subversion/summersoft.fay.ar.us/pub/subversion/latest/rhel-3/bin/">http://the.earth.li/pub/subversion/summersoft.fay.ar.us/pub/subversion/latest/rhel-3/bin/</text:a><text:span text:style-name="T3"><draw:a xlink:type="simple" xlink:href="http://the.earth.li/pub/subversion/summersoft.fay.ar.us/pub/subversion/latest/rhel-3/bin/"><draw:frame draw:style-name="fr1" draw:name="graphics4" text:anchor-type="as-char" svg:width="0.0728in" svg:height="0.0728in" draw:z-index="3"><draw:image xlink:href="https://w3.tap.ibm.com/w3ki/images/icons/linkext7.gif" xlink:type="simple" xlink:show="embed" xlink:actuate="onLoad"/></draw:frame></draw:a></text:span>.<text:line-break/> apr-util-0.9.5-0.3.i386.rpm<text:line-break/> subversion-1.3.2-1.rhel3.i386.rpm</text:p>
        </text:list-item>
        <text:list-item>
          <text:p text:style-name="P57">Create directories for workspace: /svn</text:p>
        </text:list-item>
        <text:list-item>
          <text:p text:style-name="P57">Extract xCAT source <text:s/>code using command-line:</text:p>
          <text:p text:style-name="P57">cd /svn</text:p>
          <text:p text:style-name="P57">svn checkout <text:a xlink:type="simple" xlink:href="http://xcat.svn.sourceforge.net/svnroot/xcat/xcat-core/trunk">http://xcat.svn.sourceforge.net/svnroot/xcat/xcat-core/trunk</text:a></text:p>
        </text:list-item>
        <text:list-item>
          <text:p text:style-name="P57">Use same commands as above ( svn add, svn del, <text:s/>svn .......ci). </text:p>
        </text:list-item>
        <text:list-item>
          <text:p text:style-name="P57">To update you development tree later </text:p>
          <text:p text:style-name="P57">cd /svn</text:p>
          <text:p text:style-name="P57">svn update <text:line-break/> </text:p>
        </text:list-item>
      </text:list>
      <text:p text:style-name="P56"/>
      <text:p text:style-name="P56"/>
      <text:p text:style-name="P56"/>
      <text:list text:style-name="L1" text:continue-numbering="true">
        <text:list-item>
          <text:list text:continue-numbering="true">
            <text:list-item>
              <text:h text:style-name="P14" text:outline-level="2">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text:soft-page-break/>./makexcatsnrpm</text:p>
      <text:p text:style-name="Code">./makexcatrpm</text:p>
      <text:p text:style-name="Code">rm -f /usr/src/redhat/RPMS/noarch/xCAT-nbroot-core-x86_64*.rpm</text:p>
      <text:p text:style-name="Code">./makenbrootrpm x86_64</text:p>
      <text:p text:style-name="Code">rm -f /usr/src/redhat/RPMS/noarch/xCAT-nbroot-core-ppc*.rpm</text:p>
      <text:p text:style-name="Code">./makenbrootrpm ppc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eveloper's Guide</dc:title>
    <meta:initial-creator>IBM_USER</meta:initial-creator>
    <meta:creation-date>2008-03-11T09:00:00</meta:creation-date>
    <dc:creator>Lissa Valletta</dc:creator>
    <dc:date>2009-02-20T14:46:28</dc:date>
    <meta:printed-by>Egan Ford</meta:printed-by>
    <meta:print-date>2008-05-08T10:26:10</meta:print-date>
    <meta:editing-cycles>351</meta:editing-cycles>
    <meta:editing-duration>P9DT9H30M36S</meta:editing-duration>
    <meta:user-defined meta:name="Info 1"/>
    <meta:user-defined meta:name="Info 2"/>
    <meta:user-defined meta:name="Info 3"/>
    <meta:user-defined meta:name="Info 4"/>
    <meta:document-statistic meta:table-count="0" meta:image-count="4" meta:object-count="0" meta:page-count="8" meta:paragraph-count="130" meta:word-count="2241" meta:character-count="13344"/>
  </office:meta>
</office:document-meta>
</file>